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382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ower source</text:p>
          </table:table-cell>
          <table:table-cell table:style-name="ce1" office:value-type="string">
            <text:p>output properties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aster</text:p>
          </table:table-cell>
          <table:table-cell office:value-type="string">
            <text:p>raw 12V</text:p>
          </table:table-cell>
          <table:table-cell office:value-type="string">
            <text:p>pigtailed to power distribution board</text:p>
          </table:table-cell>
          <table:table-cell table:number-columns-repeated="253"/>
        </table:table-row>
        <table:table-row table:style-name="ro1">
          <table:table-cell office:value-type="string">
            <text:p>overhead light</text:p>
          </table:table-cell>
          <table:table-cell office:value-type="string">
            <text:p>HPAM 5V</text:p>
          </table:table-cell>
          <table:table-cell office:value-type="string">
            <text:p>2.7-ohm resistor</text:p>
          </table:table-cell>
          <table:table-cell table:number-columns-repeated="253"/>
        </table:table-row>
        <table:table-row table:style-name="ro1">
          <table:table-cell office:value-type="string">
            <text:p>interior lighting</text:p>
          </table:table-cell>
          <table:table-cell office:value-type="string">
            <text:p>HPAM 5V</text:p>
          </table:table-cell>
          <table:table-cell office:value-type="string">
            <text:p>3-ohm resistor to 9*3 parallel LEDs</text:p>
          </table:table-cell>
          <table:table-cell table:number-columns-repeated="253"/>
        </table:table-row>
        <table:table-row table:style-name="ro1">
          <table:table-cell office:value-type="string">
            <text:p>thrusters/boosters</text:p>
          </table:table-cell>
          <table:table-cell office:value-type="string">
            <text:p>12V</text:p>
          </table:table-cell>
          <table:table-cell office:value-type="string">
            <text:p>Supplies HPAM 12V to 4 channels</text:p>
          </table:table-cell>
          <table:table-cell office:value-type="string">
            <text:p>(bother switching?)</text:p>
          </table:table-cell>
          <table:table-cell table:number-columns-repeated="252"/>
        </table:table-row>
        <table:table-row table:style-name="ro1">
          <table:table-cell office:value-type="string">
            <text:p>voltmeter toggle</text:p>
          </table:table-cell>
          <table:table-cell office:value-type="string">
            <text:p>12V, 5V</text:p>
          </table:table-cell>
          <table:table-cell office:value-type="string">
            <text:p>voltmeter</text:p>
          </table:table-cell>
          <table:table-cell office:value-type="string">
            <text:p>special switch?</text:p>
          </table:table-cell>
          <table:table-cell table:number-columns-repeated="252"/>
        </table:table-row>
        <table:table-row table:style-name="ro1">
          <table:table-cell office:value-type="string">
            <text:p>Avionics master</text:p>
          </table:table-cell>
          <table:table-cell office:value-type="string">
            <text:p>5V</text:p>
          </table:table-cell>
          <table:table-cell office:value-type="string">
            <text:p>sense line on switching power supply</text:p>
          </table:table-cell>
          <table:table-cell table:number-columns-repeated="253"/>
        </table:table-row>
        <table:table-row table:style-name="ro1">
          <table:table-cell office:value-type="string">
            <text:p>water valve</text:p>
          </table:table-cell>
          <table:table-cell office:value-type="string">
            <text:p>12V</text:p>
          </table:table-cell>
          <table:table-cell office:value-type="string">
            <text:p>UTP to house side</text:p>
          </table:table-cell>
          <table:table-cell table:style-name="ce3" office:value-type="string">
            <text:p>momentary swi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urn coordinator</text:p>
          </table:table-cell>
          <table:table-cell office:value-type="string">
            <text:p>raw 12V</text:p>
          </table:table-cell>
          <table:table-cell table:number-columns-repeated="25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15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h</meta:initial-creator>
    <meta:creation-date>2009-12-13T15:37:04</meta:creation-date>
    <dc:creator>jonh</dc:creator>
    <dc:date>2009-12-13T15:50:36</dc:date>
    <meta:editing-cycles>4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table-count="3" meta:cell-count="29"/>
  </office:meta>
</office:document-meta>
</file>